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100000201E98E08F7516E8A06.png" manifest:media-type="image/png"/>
  <manifest:file-entry manifest:full-path="Pictures/100008E9000035050000350501126AE5E97FC862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draw:stroke-dash="Dashed_20__28_var_29_" svg:stroke-width="0.159cm" svg:stroke-color="#000000" draw:marker-start="" draw:marker-start-width="0.499cm" draw:marker-start-center="false" draw:marker-end="" draw:marker-end-width="0.499cm" draw:marker-end-center="false" draw:stroke-linejoin="round" svg:stroke-linecap="round" draw:fill="solid" draw:fill-color="#ff860d" draw:secondary-fill-color="#d4ea6b" draw:opacity="100%" draw:textarea-horizontal-align="center" draw:textarea-vertical-align="middle" draw:auto-grow-height="false" draw:fit-to-size="false" style:shrink-to-fit="false" fo:min-height="4.826cm" fo:min-width="5.085cm" fo:padding-top="0.195cm" fo:padding-bottom="0.195cm" fo:padding-left="0.315cm" fo:padding-right="0.315cm" fo:wrap-option="wrap" draw:shadow="visible" draw:shadow-offset-x="0.071cm" draw:shadow-offset-y="0.071cm" draw:shadow-color="#2a6099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eeeeee" draw:opacity="50%" draw:textarea-horizontal-align="justify" draw:textarea-vertical-align="middle" draw:auto-grow-height="false" fo:min-height="13.323cm" fo:min-width="13.073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860d" draw:secondary-fill-color="#d4ea6b" draw:opacity="100%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eeeeee" draw:opacity="50%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572cm" svg:height="13.572cm" svg:x="0cm" svg:y="0cm">
          <draw:image xlink:href="Pictures/100008E9000035050000350501126AE5E97FC862.svg" xlink:type="simple" xlink:show="embed" xlink:actuate="onLoad" draw:mime-type="image/svg+xml">
            <text:p/>
          </draw:image>
          <draw:image xlink:href="Pictures/100000010000020100000201E98E08F7516E8A06.png" xlink:type="simple" xlink:show="embed" xlink:actuate="onLoad" draw:mime-type="image/png"/>
        </draw:frame>
        <draw:custom-shape draw:name="Shadow-blue 1" draw:style-name="gr2" draw:text-style-name="P3" draw:layer="layout" svg:width="5.715cm" svg:height="5.215cm" svg:x="2.086cm" svg:y="4.622cm">
          <text:p text:style-name="P2"><text:span text:style-name="T1">Json</text:span></text:p>
          <text:p text:style-name="P2"><text:span text:style-name="T1">{.}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" draw:text-style-name="P4" draw:layer="layout" svg:width="13.573cm" svg:height="13.573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52cm" fo:margin-bottom="0.552cm" fo:margin-left="0.552cm" fo:margin-right="0.552cm" fo:page-width="13.573cm" fo:page-height="13.5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6T11:38:55.675174969</dc:date>
    <meta:editing-duration>PT3M47S</meta:editing-duration>
    <meta:editing-cycles>3</meta:editing-cycles>
    <meta:generator>LibreOffice/7.6.3.2$Linux_X86_64 LibreOffice_project/60$Build-2</meta:generator>
    <meta:document-statistic meta:object-count="3"/>
  </office:meta>
</office:document-meta>
</file>